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d38" officeooo:paragraph-rsid="0018fd38"/>
    </style:style>
    <style:style style:name="P2" style:family="paragraph" style:parent-style-name="Standard">
      <style:text-properties officeooo:rsid="0019055d" officeooo:paragraph-rsid="0019055d"/>
    </style:style>
    <style:style style:name="T1" style:family="text">
      <style:text-properties officeooo:rsid="0018fd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Nous avons trois types soit :</text:span></text:p>
      <text:p text:style-name="Standard"><text:tab/><text:tab/><text:span text:style-name="T1">Pointeur</text:span></text:p>
      <text:p text:style-name="Standard"><text:tab/><text:tab/><text:span text:style-name="T1">Item</text:span></text:p>
      <text:p text:style-name="Standard"><text:tab/><text:tab/><text:span text:style-name="T1">Lexique</text:span></text:p>
      <text:p text:style-name="P1">Un Lexique n'est uniquement composé que d'Items. Un Item est une liste de Pointeurs, et enfin un Pointeur, c'est une adresse et une valeur.</text:p>
      <text:p text:style-name="P1">La "mémoire morte" comme la "mémoire vive" comportent toutes deux des tables de données. Les tables de la la mémoire vive sont des tables complètement temporaires, qui se créent et se détruisent constamment. Tandis que la mémoire morte contient des tables fixe. Quand une table est crée dans la mémoire morte, elle ne peut pas être retirée. Une donnée ne peut pas non plus être supprimée dans une table de la mémoire morte. </text:p>
      <text:p text:style-name="P1"/>
      <text:p text:style-name="P1">Analogie avec les heures : La mémoire c'est comme une pendule. Ce qui change "très vite", ce sont les secondes, ce qui change plus lentement, ce sont les heures. La mémoire vive représente les seconde, la morte représente les heures.</text:p>
      <text:p text:style-name="P1"/>
      <text:p text:style-name="P1">Quand une donnée atteint la mémoire morte, le jeu sera, pour que cette donnée puisse restée éveillée, de stimuler constamment cette donnée, soit en la laissant connectée à un port mais avec une connexion constante, soit de la connecter à plusieurs ports et alors partager la connexion (plus ou moins fréquemment).</text:p>
      <text:p text:style-name="P1">Dans cette vision des choses, l'humain manipule-t-il les données ? Oui et non. Il les manipulent quand il les reçoit la toute première fois. Après cette entrée (en mémoire vive ou morte), Il va utiliser un outil de connexion, qui est le Pointeur. Mais cet outil n'existe qu'à travers un Item et un Item n'a d'existence que s'il y a des connaissances à relier.</text:p>
      <text:p text:style-name="P1"/>
      <text:p text:style-name="P1">Théorie du lien unique : Une connaissance existe pou un locuteur s'il existe au moins un lien (Pointeur) entre elle et un Item. Comme un Item n'a d'existence que s'il y a des connaissances à relier alors un Item minimalement possède un pointeur pour exister dans le lexique.</text:p>
      <text:p text:style-name="P1"/>
      <text:p text:style-name="P1">Gap : Un gap (trou en anglais) est une connaissance isolée de tout, c'est-à-dire qu'elle ne fait plus de lien du tout avec quoique ce soit hormis sa table de connaissance. Cette donnée devient alors littéralement "morte" ou inactive.</text:p>
      <text:p text:style-name="P1"/>
      <text:p text:style-name="P2">Existe-t-il différents types d'Items ? Encore une fois, oui et non. Il ne faut surtout pas une hiérarchie contraignante. Si une hiérarchie de type doit exister, elle existe à travers les Pointeurs, c'est-à-dire à travers une analogie des connaissances.</text:p>
      <text:p text:style-name="P2"/>
      <text:p text:style-name="P2">Analogie : Il y a analogie entre deux connaissances lorsque ces deux connaissances partagent des informations communes quelles qu'elles soient. Cette information n'a forcément de nom. Ce cas arrive quand on compare des connaissances entre elles, qu'on voit qu'il y a une différence, mais que cette différence est impossible à formuler.</text:p>
      <text:p text:style-name="P2"/>
      <text:p text:style-name="P2">Dans ce type de modèle, le but est de rendre la moindre petite parcelle de connaissances utile et "vivant". </text:p>
      <text:p text:style-name="P2"/>
      <text:p text:style-name="P2">La forme "manger" d'un locuteur A est alors différente d'un locuteur B. Des similitudes peuvent se créer, mais alors ces similitudes seront alors représenter par des Pointeurs reliant A("manger" ») et B("manger").</text:p>
      <text:p text:style-name="P2"/>
      <text:p text:style-name="P2">Le Lexique est alors un graphe géant de connexions. L'Item est un croisement de points, et le Pointeur est alors un lien pointant initialement vers rien (connexion nulle) mais est accroché à une cellule d'une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6:18:05.084979092</meta:creation-date>
    <dc:date>2016-01-30T00:48:30.364518934</dc:date>
    <meta:editing-duration>PT7H58M34S</meta:editing-duration>
    <meta:editing-cycles>1</meta:editing-cycles>
    <meta:document-statistic meta:table-count="0" meta:image-count="0" meta:object-count="0" meta:page-count="1" meta:paragraph-count="16" meta:word-count="525" meta:character-count="3152" meta:non-whitespace-character-count="2634"/>
    <meta:generator>LibreOffice/4.2.8.2$Linux_X86_64 LibreOffice_project/420m0$Build-2</meta:generator>
  </office:meta>
</office:document-meta>
</file>